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9</text:p>
          </table:table-cell>
          <table:table-cell office:value-type="string" calcext:value-type="string">
            <text:p>Bett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0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X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Bouvey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Strizhkov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Bremo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7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17T09:12:06.174000039</dc:date>
    <meta:editing-duration>PT5H18M29S</meta:editing-duration>
    <meta:editing-cycles>181</meta:editing-cycles>
    <dc:creator>Joris LIMONIER</dc:creator>
    <meta:document-statistic meta:table-count="1" meta:cell-count="522" meta:object-count="0"/>
  </office:meta>
</office:document-meta>
</file>